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_20_left">
      <style:paragraph-properties fo:text-align="start" style:justify-single-word="false"/>
      <style:text-properties fo:color="#2a6099" loext:opacity="100%" fo:font-size="32pt" fo:font-weight="bold" officeooo:rsid="000ecbd1" officeooo:paragraph-rsid="00079a63" fo:background-color="transparent" style:font-size-asian="32pt" style:font-weight-asian="bold" style:font-size-complex="32pt" style:font-weight-complex="bold"/>
    </style:style>
    <style:style style:name="P2" style:family="paragraph" style:parent-style-name="Footer_20_left">
      <style:paragraph-properties fo:text-align="start" style:justify-single-word="false"/>
      <style:text-properties fo:color="#000000" loext:opacity="100%" fo:font-size="12pt" fo:font-weight="bold" officeooo:rsid="00109e07" officeooo:paragraph-rsid="00109e07" fo:background-color="transparent" style:font-size-asian="12pt" style:font-weight-asian="bold" style:font-size-complex="12pt" style:font-weight-complex="bold"/>
    </style:style>
    <style:style style:name="P3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4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124da1" officeooo:paragraph-rsid="00124da1" fo:background-color="transparent" style:font-size-asian="32pt" style:font-weight-asian="bold" style:font-size-complex="32pt" style:font-weight-complex="bold"/>
    </style:style>
    <style:style style:name="P5" style:family="paragraph" style:parent-style-name="Text_20_body">
      <style:text-properties fo:color="#000000" loext:opacity="100%" fo:font-size="12pt" fo:font-weight="normal" officeooo:rsid="00124da1" officeooo:paragraph-rsid="00124da1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color="#000000" loext:opacity="100%" fo:font-size="12pt" fo:font-weight="bold" officeooo:rsid="00124da1" officeooo:paragraph-rsid="00124da1" fo:background-color="transparent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db0e9"/>
    </style:style>
    <style:style style:name="T3" style:family="text">
      <style:text-properties officeooo:rsid="00109e0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3c1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port for 1<text:span text:style-name="T5">7</text:span><text:span text:style-name="T1">th</text:span> March, 202<text:span text:style-name="T2">1</text:span></text:p>
      <text:p text:style-name="P4">By- Shubham Lunker</text:p>
      <text:p text:style-name="P1"/>
      <text:p text:style-name="P2"/>
      <text:p text:style-name="P6">Internal Meeting with Team:</text:p>
      <text:p text:style-name="P5"><text:tab/>– Sat with Ami and Priyank and discussed today’s agenda.</text:p>
      <text:p text:style-name="P5"><text:tab/>– Revised FOMOBO(Front Office, Mid Office, Back Office) and presented it on white board to</text:p>
      <text:p text:style-name="P5"><text:tab/> <text:s text:c="2"/>help Priyank understand it.</text:p>
      <text:p text:style-name="P5"><text:s text:c="12"/>– Ami explained some concepts for electric vehicle – basic terminologies, working, build, etc.</text:p>
      <text:p text:style-name="P5"><text:tab/>– Met in evening to decide task to work on eVHC and DMS.</text:p>
      <text:p text:style-name="P5"/>
      <text:p text:style-name="P6">Call with Harshil:</text:p>
      <text:p text:style-name="P5"><text:s text:c="11"/>– Harshil gave review on my yesterday’s task documents and stated what changes needed to be</text:p>
      <text:p text:style-name="P5"><text:s text:c="14"/>made.</text:p>
      <text:p text:style-name="P5"><text:tab/>– Got updates for my today’s task: 1. Prepare document for Fleetware and Business Central</text:p>
      <text:p text:style-name="P5"><text:tab/><text:tab/><text:tab/><text:tab/><text:tab/> <text:s text:c="8"/>2. Update questions for MultiFleet IT.</text:p>
      <text:p text:style-name="P5"><text:tab/></text:p>
      <text:p text:style-name="P5"><text:span text:style-name="T4">Session</text:span>:</text:p>
      <text:p text:style-name="P5"><text:tab/>– Got my PPT on digital transformation trends reviewed by Sir. Got areas of improvement.</text:p>
      <text:p text:style-name="P5"><text:tab/>– Improvement areas: Communication skills, Presentation skills, Soft skills.</text:p>
      <text:p text:style-name="P5"><text:tab/>– Learnt new topics as shared by Ami and Priyank.</text:p>
      <text:p text:style-name="P5"/>
      <text:p text:style-name="P6">Project Showcase:</text:p>
      <text:p text:style-name="P5"><text:tab/>– A presentation session was conducted to review project of all new trainees.</text:p>
      <text:p text:style-name="P5"><text:tab/>– Got to learn about how ideas can be implemented in different ways.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3-17T19:32:42.486000000</dc:date>
    <meta:editing-duration>PT55M32S</meta:editing-duration>
    <meta:editing-cycles>9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21" meta:word-count="160" meta:character-count="1084" meta:non-whitespace-character-count="867"/>
  </office:meta>
</office:document-meta>
</file>